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style:font-name="Segoe UI" officeooo:rsid="001c94f9" officeooo:paragraph-rsid="001c94f9"/>
    </style:style>
    <style:style style:name="P2" style:family="paragraph" style:parent-style-name="Text_20_body">
      <style:text-properties officeooo:rsid="001c94f9" officeooo:paragraph-rsid="001c94f9"/>
    </style:style>
    <style:style style:name="P3" style:family="paragraph" style:parent-style-name="Text_20_body">
      <style:text-properties style:font-name="Segoe UI" officeooo:rsid="001c94f9" officeooo:paragraph-rsid="001c94f9"/>
    </style:style>
    <style:style style:name="P4" style:family="paragraph" style:parent-style-name="Text_20_body">
      <style:paragraph-properties fo:text-align="justify" style:justify-single-word="false"/>
      <style:text-properties style:font-name="Segoe UI" officeooo:rsid="001c94f9" officeooo:paragraph-rsid="001c94f9"/>
    </style:style>
    <style:style style:name="P5" style:family="paragraph" style:parent-style-name="Text_20_body">
      <style:paragraph-properties fo:text-align="justify" style:justify-single-word="false"/>
      <style:text-properties style:font-name="Segoe UI" officeooo:rsid="001e3c5e" officeooo:paragraph-rsid="001e3c5e"/>
    </style:style>
    <style:style style:name="P6" style:family="paragraph" style:parent-style-name="Text_20_body">
      <style:paragraph-properties fo:text-align="justify" style:justify-single-word="false"/>
      <style:text-properties style:font-name="Segoe UI" officeooo:rsid="00224a84" officeooo:paragraph-rsid="00224a84"/>
    </style:style>
    <style:style style:name="P7" style:family="paragraph" style:parent-style-name="Text_20_body" style:list-style-name="L6">
      <style:paragraph-properties fo:text-align="justify" style:justify-single-word="false"/>
      <style:text-properties style:font-name="Segoe UI" officeooo:rsid="00224a84" officeooo:paragraph-rsid="00224a84"/>
    </style:style>
    <style:style style:name="P8" style:family="paragraph" style:parent-style-name="Text_20_body" style:list-style-name="L6">
      <style:paragraph-properties fo:text-align="justify" style:justify-single-word="false"/>
      <style:text-properties style:font-name="Segoe UI" officeooo:rsid="0023d55e" officeooo:paragraph-rsid="0023d55e"/>
    </style:style>
    <style:style style:name="P9" style:family="paragraph" style:parent-style-name="Text_20_body">
      <style:paragraph-properties fo:text-align="justify" style:justify-single-word="false"/>
      <style:text-properties style:font-name="Segoe UI" officeooo:rsid="0023d55e" officeooo:paragraph-rsid="0023d55e"/>
    </style:style>
    <style:style style:name="P10" style:family="paragraph" style:parent-style-name="Text_20_body" style:list-style-name="L8">
      <style:paragraph-properties fo:text-align="justify" style:justify-single-word="false"/>
      <style:text-properties style:font-name="Segoe UI" officeooo:rsid="0023d55e" officeooo:paragraph-rsid="0023d55e"/>
    </style:style>
    <style:style style:name="P11" style:family="paragraph" style:parent-style-name="Text_20_body">
      <style:text-properties officeooo:rsid="001e3c5e" officeooo:paragraph-rsid="001e3c5e"/>
    </style:style>
    <style:style style:name="P12" style:family="paragraph" style:parent-style-name="Text_20_body" style:list-style-name="L1">
      <style:paragraph-properties fo:text-align="justify" style:justify-single-word="false"/>
      <style:text-properties officeooo:rsid="001e3c5e" officeooo:paragraph-rsid="001e3c5e"/>
    </style:style>
    <style:style style:name="P13" style:family="paragraph" style:parent-style-name="Text_20_body" style:list-style-name="L1">
      <style:paragraph-properties fo:text-align="justify" style:justify-single-word="false"/>
      <style:text-properties officeooo:rsid="001ecf9e" officeooo:paragraph-rsid="001ecf9e"/>
    </style:style>
    <style:style style:name="P14" style:family="paragraph" style:parent-style-name="Text_20_body" style:list-style-name="L1">
      <style:paragraph-properties fo:text-align="justify" style:justify-single-word="false"/>
      <style:text-properties style:text-underline-style="none" officeooo:rsid="001f35e8" officeooo:paragraph-rsid="001f35e8"/>
    </style:style>
    <style:style style:name="P15" style:family="paragraph" style:parent-style-name="Text_20_body">
      <style:text-properties officeooo:rsid="001f35e8" officeooo:paragraph-rsid="001f35e8"/>
    </style:style>
    <style:style style:name="P16" style:family="paragraph" style:parent-style-name="Text_20_body" style:list-style-name="L2">
      <style:text-properties officeooo:rsid="001f35e8" officeooo:paragraph-rsid="001f35e8"/>
    </style:style>
    <style:style style:name="P17" style:family="paragraph" style:parent-style-name="Text_20_body">
      <style:paragraph-properties fo:text-align="justify" style:justify-single-word="false"/>
      <style:text-properties officeooo:rsid="001f35e8" officeooo:paragraph-rsid="001f35e8"/>
    </style:style>
    <style:style style:name="P18" style:family="paragraph" style:parent-style-name="Text_20_body" style:list-style-name="L3">
      <style:paragraph-properties fo:text-align="justify" style:justify-single-word="false"/>
      <style:text-properties officeooo:rsid="001f35e8" officeooo:paragraph-rsid="001f35e8"/>
    </style:style>
    <style:style style:name="P19" style:family="paragraph" style:parent-style-name="Text_20_body" style:list-style-name="L3">
      <style:paragraph-properties fo:text-align="justify" style:justify-single-word="false"/>
      <style:text-properties officeooo:rsid="00224a84" officeooo:paragraph-rsid="00224a84"/>
    </style:style>
    <style:style style:name="P20" style:family="paragraph" style:parent-style-name="Text_20_body">
      <style:paragraph-properties fo:text-align="justify" style:justify-single-word="false"/>
      <style:text-properties officeooo:rsid="00224a84" officeooo:paragraph-rsid="00224a84"/>
    </style:style>
    <style:style style:name="P21" style:family="paragraph" style:parent-style-name="Text_20_body" style:list-style-name="L5">
      <style:paragraph-properties fo:text-align="justify" style:justify-single-word="false"/>
      <style:text-properties officeooo:rsid="00224a84" officeooo:paragraph-rsid="00224a84"/>
    </style:style>
    <style:style style:name="P22" style:family="paragraph" style:parent-style-name="Text_20_body" style:list-style-name="L7">
      <style:paragraph-properties fo:text-align="justify" style:justify-single-word="false"/>
      <style:text-properties officeooo:rsid="0023d55e" officeooo:paragraph-rsid="0023d55e"/>
    </style:style>
    <style:style style:name="P23" style:family="paragraph" style:parent-style-name="Text_20_body">
      <style:paragraph-properties fo:text-align="justify" style:justify-single-word="false"/>
      <style:text-properties officeooo:rsid="0023d55e" officeooo:paragraph-rsid="0023d55e"/>
    </style:style>
    <style:style style:name="P24" style:family="paragraph" style:parent-style-name="Text_20_body" style:list-style-name="L9">
      <style:paragraph-properties fo:text-align="justify" style:justify-single-word="false"/>
      <style:text-properties officeooo:rsid="00241f61" officeooo:paragraph-rsid="00241f61"/>
    </style:style>
    <style:style style:name="P25" style:family="paragraph" style:parent-style-name="Text_20_body" style:list-style-name="L3">
      <style:paragraph-properties fo:text-align="justify" style:justify-single-word="false"/>
      <style:text-properties officeooo:rsid="00241f61" officeooo:paragraph-rsid="00241f61"/>
    </style:style>
    <style:style style:name="P26" style:family="paragraph" style:parent-style-name="Text_20_body" style:list-style-name="L5">
      <style:paragraph-properties fo:text-align="justify" style:justify-single-word="false"/>
      <style:text-properties officeooo:rsid="00241f61" officeooo:paragraph-rsid="00241f61"/>
    </style:style>
    <style:style style:name="P27" style:family="paragraph" style:parent-style-name="Title">
      <style:text-properties officeooo:rsid="001c94f9" officeooo:paragraph-rsid="001c94f9"/>
    </style:style>
    <style:style style:name="P28" style:family="paragraph" style:parent-style-name="Heading_20_1">
      <style:text-properties style:font-name="Segoe UI" officeooo:rsid="001e3c5e" officeooo:paragraph-rsid="001e3c5e"/>
    </style:style>
    <style:style style:name="P29" style:family="paragraph" style:parent-style-name="Heading_20_1">
      <style:text-properties style:font-name="Segoe UI" officeooo:rsid="001f35e8" officeooo:paragraph-rsid="001f35e8"/>
    </style:style>
    <style:style style:name="P30" style:family="paragraph" style:parent-style-name="Heading_20_1">
      <style:text-properties style:font-name="Segoe UI" officeooo:rsid="0023d55e" officeooo:paragraph-rsid="0023d55e"/>
    </style:style>
    <style:style style:name="P31" style:family="paragraph" style:parent-style-name="Heading_20_1">
      <style:text-properties officeooo:paragraph-rsid="00224a84"/>
    </style:style>
    <style:style style:name="P32" style:family="paragraph" style:parent-style-name="Heading_20_1">
      <style:text-properties officeooo:rsid="00224a84" officeooo:paragraph-rsid="00224a84"/>
    </style:style>
    <style:style style:name="P33" style:family="paragraph" style:parent-style-name="Heading_20_1">
      <style:text-properties officeooo:rsid="0023d55e" officeooo:paragraph-rsid="0023d55e"/>
    </style:style>
    <style:style style:name="T1" style:family="text">
      <style:text-properties officeooo:rsid="001e3c5e"/>
    </style:style>
    <style:style style:name="T2" style:family="text">
      <style:text-properties style:font-name="Segoe UI"/>
    </style:style>
    <style:style style:name="T3" style:family="text">
      <style:text-properties style:font-name="Segoe UI" officeooo:rsid="001ecf9e"/>
    </style:style>
    <style:style style:name="T4" style:family="text">
      <style:text-properties style:font-name="Segoe UI" style:text-underline-style="solid" style:text-underline-width="auto" style:text-underline-color="font-color"/>
    </style:style>
    <style:style style:name="T5" style:family="text">
      <style:text-properties style:font-name="Segoe UI" officeooo:rsid="00208fd4"/>
    </style:style>
    <style:style style:name="T6" style:family="text">
      <style:text-properties style:font-name="Segoe UI" officeooo:rsid="00224a84"/>
    </style:style>
    <style:style style:name="T7" style:family="text">
      <style:text-properties style:font-name="Segoe UI" officeooo:rsid="0023d55e"/>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Software de Control.</text:p>
      <text:p text:style-name="P2"/>
      <text:p text:style-name="P1">Descripción.</text:p>
      <text:p text:style-name="P3"/>
      <text:p text:style-name="P4">Paquetería para la administración y control de empresas que en su funcionamiento <text:span text:style-name="T1">cuenten</text:span> con logística de ventas y vehículos de repartición.</text:p>
      <text:p text:style-name="P4">Junto con la paquetería el sistema cuenta con un dispositivo “ubi”, al cuál se le puede utilizar como gps, <text:span text:style-name="T1">telemetría de temperatura, humedad, luminosidad, apertura de puertas y niveles de gasolina, la comunicación con este dispositivo puede ser por medio de la red IoT Sigfox, requiere un pago anual de licencia y/o red celular gsm la cual requiere de una tarjeta sim con crédito disponible.</text:span> </text:p>
      <text:p text:style-name="P5">En cuanto la paquetería ésta se compone de un módulo de administración, producción, almacenes, ventas y mantenimiento.</text:p>
      <text:p text:style-name="P5"/>
      <text:h text:style-name="P28" text:outline-level="1">Módulo de administración.</text:h>
      <text:p text:style-name="P11"><text:span text:style-name="T2">En este módulo se encuentran:</text:span></text:p>
      <text:list xml:id="list1761652127" text:style-name="L1">
        <text:list-item>
          <text:p text:style-name="P12"><text:span text:style-name="T4">Bancos</text:span><text:span text:style-name="T2"> .- </text:span><text:span text:style-name="T3">Se lleva el registro de los estados de cuenta de la empresa que se actualiza con la información de cuentas por pagar. (No contable ni en lazada automáticamente a las dependencias bancarias)</text:span></text:p>
        </text:list-item>
        <text:list-item>
          <text:p text:style-name="P13"><text:span text:style-name="T4">Cuentas por cobrar</text:span><text:span text:style-name="T2"> .- Se lleva el registro de clientes y montos para ser cobrados, se enlaza con la información de ventas por medio del número de remisión. (No contable aunque puede ser enlazada a un PAQ)</text:span></text:p>
        </text:list-item>
        <text:list-item>
          <text:p text:style-name="P14"><text:span text:style-name="T4">Cuentas por pagar</text:span><text:span text:style-name="T2"> .- Se lleva el registro de los proveedores y las facturas con fechas de vencimiento, enlazado a las cuentas desde donde se realizará el pago y también enlazado a las ordenes de compras generadas por cualquier departamento. (No contable)</text:span></text:p>
        </text:list-item>
        <text:list-item>
          <text:p text:style-name="P14"><text:span text:style-name="T4">Herramientas</text:span><text:span text:style-name="T2"> .- Desde donde se realizan el alta, edición y borrado de usuarios, clientes, proveedores, cuentas de banco.</text:span></text:p>
        </text:list-item>
      </text:list>
      <text:h text:style-name="P29" text:outline-level="1"><text:soft-page-break/>Recursos módulo de administración.</text:h>
      <text:list xml:id="list21832717" text:style-name="L2">
        <text:list-item>
          <text:p text:style-name="P16"><text:span text:style-name="T2">Equipo de c</text:span><text:span text:style-name="T6">ó</text:span><text:span text:style-name="T2">mputo con el software instalado para cada usuario.</text:span></text:p>
        </text:list-item>
        <text:list-item>
          <text:p text:style-name="P16"><text:span text:style-name="T2">Capacitación para el uso de la paquetería, probablemente una semana de duración.</text:span></text:p>
        </text:list-item>
      </text:list>
      <text:p text:style-name="P15"><text:span text:style-name="T2"/></text:p>
      <text:h text:style-name="P29" text:outline-level="1">Módulo de almacenes.</text:h>
      <text:p text:style-name="P17"><text:span text:style-name="T2">En este módulo se encuentran:</text:span></text:p>
      <text:list xml:id="list2700947021" text:style-name="L3">
        <text:list-item>
          <text:p text:style-name="P18"><text:span text:style-name="T2">Almacén de materia prima .- Se lleva el registro de todas las compras realizadas por la empresa que no sean refacciones para mantenimiento, en este módulo se realiza una entrada al sistema cuando se recibe el recurso y una salida cuando se entrega hacia otro departamento, también se generan </text:span><text:span text:style-name="T5">o</text:span><text:span text:style-name="T2">rdenes de compra desde aquí.</text:span></text:p>
        </text:list-item>
        <text:list-item>
          <text:p text:style-name="P19"><text:span text:style-name="T2">Almacén de refacciones .- Se lleva el registro de todas las refacciones aunque ya hayan sido utilizadas, se enlaza con mantenimiento y se generan órdenes de compra.</text:span></text:p>
        </text:list-item>
        <text:list-item>
          <text:p text:style-name="P19"><text:span text:style-name="T2">Almacén de producto terminado .- Se lleva el registro de producto terminado, se enlaza con producción.</text:span></text:p>
        </text:list-item>
        <text:list-item>
          <text:p text:style-name="P25"><text:span text:style-name="T2">Inventario .- Se lleva el registro de la maquinaria y su ubicación.</text:span></text:p>
        </text:list-item>
      </text:list>
      <text:p text:style-name="P20"><text:span text:style-name="T2"/></text:p>
      <text:h text:style-name="P31" text:outline-level="1"><text:span text:style-name="T6">Recursos módulo de almacenes.</text:span></text:h>
      <text:list xml:id="list524984942" text:style-name="L5">
        <text:list-item>
          <text:p text:style-name="P21"><text:span text:style-name="T2">Equipo de cómputo con el software instalado por cada uno de los puntos de recepción y salida.</text:span></text:p>
        </text:list-item>
        <text:list-item>
          <text:p text:style-name="P21"><text:span text:style-name="T2">Lector de código de barras por cada uno de los puntos de recepción y salida.</text:span></text:p>
        </text:list-item>
        <text:list-item>
          <text:p text:style-name="P21"><text:span text:style-name="T2">Capacitación, probablemente 3 días.</text:span></text:p>
        </text:list-item>
        <text:list-item>
          <text:p text:style-name="P26"><text:span text:style-name="T2">Etiquetas RFID para identificar la maquinaria</text:span></text:p>
        </text:list-item>
        <text:list-item>
          <text:p text:style-name="P26"><text:span text:style-name="T2">Lector de RFID para identificar la maquinaria.</text:span></text:p>
        </text:list-item>
        <text:list-item>
          <text:p text:style-name="P21"><text:span text:style-name="T2">Inventariado general durante un paro.</text:span></text:p>
        </text:list-item>
      </text:list>
      <text:p text:style-name="P20"><text:span text:style-name="T2"/></text:p>
      <text:h text:style-name="P32" text:outline-level="1"><text:soft-page-break/>Módulo de ventas.</text:h>
      <text:p text:style-name="P6">En este módulo se encuentran:</text:p>
      <text:list xml:id="list4014920048" text:style-name="L6">
        <text:list-item>
          <text:p text:style-name="P7">Aplicación de tablet para ventas .- Se realiza el registro de ventas a clientes menudeo y se genera un número de remisión, se enlaza con administración y almacén de producto terminado.</text:p>
        </text:list-item>
        <text:list-item>
          <text:p text:style-name="P8">Aplicación para ventas mayoreo .- <text:s/>Se realiza el registro de ventas a clientes mayoreo y se verifica la carga en los camiones de acuerdo al peso de báscula, se enlaza a administración y almacén de producto terminado.</text:p>
        </text:list-item>
        <text:list-item>
          <text:p text:style-name="P7">Devoluciones .- Se realiza el registro de una devolución de producto y se genera un número de devolución, se enlaza a administración, almacén de producto terminado.</text:p>
        </text:list-item>
      </text:list>
      <text:p text:style-name="P6"/>
      <text:h text:style-name="P30" text:outline-level="1">Recursos de módulo de ventas.</text:h>
      <text:list xml:id="list2058595906" text:style-name="L7">
        <text:list-item>
          <text:p text:style-name="P22"><text:span text:style-name="T2">Tablet por cada vendedor a menudeo.</text:span></text:p>
        </text:list-item>
        <text:list-item>
          <text:p text:style-name="P22"><text:span text:style-name="T2">Equipo de cómputo por cada usuario que verifique la carga en los camiones para venta a mayoreo.</text:span></text:p>
        </text:list-item>
        <text:list-item>
          <text:p text:style-name="P22"><text:span text:style-name="T2">UBI por cada unidad que contenga producto.</text:span></text:p>
        </text:list-item>
        <text:list-item>
          <text:p text:style-name="P22"><text:span text:style-name="T2">Capacitación por vendedor o repartidor, probablemente tres días por unidad.</text:span></text:p>
        </text:list-item>
        <text:list-item>
          <text:p text:style-name="P22"><text:span text:style-name="T2">Capacitación para verificador de venta a mayoreo, probablemente un día.</text:span></text:p>
        </text:list-item>
      </text:list>
      <text:p text:style-name="P23"><text:span text:style-name="T2"/></text:p>
      <text:h text:style-name="P33" text:outline-level="1">Módulo de mantenimiento.</text:h>
      <text:p text:style-name="P9">En este módulo se encuentran:</text:p>
      <text:list xml:id="list2397201777" text:style-name="L8">
        <text:list-item>
          <text:p text:style-name="P10">Administración de maquinaria y vehículos.</text:p>
        </text:list-item>
        <text:list-item>
          <text:p text:style-name="P10">Reportes de mantenimiento maquinaria .- Se realiza un reporte de falla de maquinaria junto con el registro de acciones realizadas, refacciones utilizadas, cantidad de personas, fecha y hora, se enlaza a administración y almacén de refacciones, se realizan órdenes de compra desde aquí.</text:p>
        </text:list-item>
        <text:list-item>
          <text:p text:style-name="P10">Reportes de mantenimiento vehículos .- Se realiza un reporte de reparación de vehículo junto con el registro del proveedor, tipo de servicio realizado, fecha y hora <text:soft-page-break/>tanto de salida como de entrega, costo y refaccionamiento, se enlaza a administración, cuentas por pagar y se realizan ordenes de compra desde aquí.</text:p>
        </text:list-item>
      </text:list>
      <text:h text:style-name="P30" text:outline-level="1">Recursos mantenimiento.</text:h>
      <text:list xml:id="list422016690" text:style-name="L9">
        <text:list-item>
          <text:p text:style-name="P24"><text:span text:style-name="T7">E</text:span><text:span text:style-name="T2">quipo de cómputo con la paquetería instalada para levantar reportes de vehículos.</text:span></text:p>
        </text:list-item>
        <text:list-item>
          <text:p text:style-name="P24"><text:span text:style-name="T2">Equipo de cómputo con la paquetería instalada para levantar reportes de maquinaria.</text:span></text:p>
        </text:list-item>
        <text:list-item>
          <text:p text:style-name="P24"><text:span text:style-name="T2">Capacitación para el uso de la paquetería, probablemente 3 día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MX"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8T10:17:32.155000000</meta:creation-date>
    <dc:date>2020-07-28T11:39:02.733000000</dc:date>
    <meta:editing-duration>PT14M7S</meta:editing-duration>
    <meta:editing-cycles>2</meta:editing-cycles>
    <meta:generator>LibreOffice/6.1.2.1$Windows_X86_64 LibreOffice_project/65905a128db06ba48db947242809d14d3f9a93fe</meta:generator>
    <meta:document-statistic meta:table-count="0" meta:image-count="0" meta:object-count="0" meta:page-count="4" meta:paragraph-count="47" meta:word-count="776" meta:character-count="4685" meta:non-whitespace-character-count="3984"/>
  </office:meta>
</office:document-meta>
</file>